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10.4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Nom</text:p>
          </table:table-cell>
          <table:table-cell table:style-name="ce4" office:value-type="string">
            <text:p>Syntaxe</text:p>
          </table:table-cell>
          <table:table-cell table:style-name="ce4" office:value-type="string">
            <text:p>Sémantique</text:p>
          </table:table-cell>
          <table:table-cell table:style-name="ce4"/>
          <table:table-cell table:style-name="ce4" office:value-type="string">
            <text:p>Format</text:p>
          </table:table-cell>
          <table:table-cell table:style-name="ce4" office:value-type="string">
            <text:p>Opcode</text:p>
          </table:table-cell>
        </table:table-row>
        <table:table-row table:style-name="ro2">
          <table:table-cell table:style-name="ce1"/>
          <table:table-cell table:style-name="ce4" table:number-columns-repeated="5"/>
        </table:table-row>
        <table:table-row table:style-name="ro2">
          <table:table-cell table:style-name="ce2" office:value-type="string" table:number-columns-spanned="3" table:number-rows-spanned="1">
            <text:p>Flot de contrôle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3">
          <table:table-cell office:value-type="string">
            <text:p>Constant Branch On Equal</text:p>
          </table:table-cell>
          <table:table-cell office:value-type="string">
            <text:p>cbeq rs rt</text:p>
          </table:table-cell>
          <table:table-cell office:value-type="string">
            <text:p>if (rs==rt) PC=PC+8</text:p>
          </table:table-cell>
          <table:table-cell office:value-type="string">
            <text:p>en MIPS : beq rs rt 1</text:p>
          </table:table-cell>
          <table:table-cell office:value-type="string">
            <text:p>RR</text:p>
          </table:table-cell>
          <table:table-cell office:value-type="string">
            <text:p>1110</text:p>
          </table:table-cell>
        </table:table-row>
        <table:table-row table:style-name="ro3">
          <table:table-cell office:value-type="string">
            <text:p>Jump</text:p>
          </table:table-cell>
          <table:table-cell office:value-type="string">
            <text:p>j addr</text:p>
          </table:table-cell>
          <table:table-cell office:value-type="string">
            <text:p>PC = addr</text:p>
          </table:table-cell>
          <table:table-cell/>
          <table:table-cell office:value-type="string">
            <text:p>I</text:p>
          </table:table-cell>
          <table:table-cell office:value-type="string">
            <text:p>1001</text:p>
          </table:table-cell>
        </table:table-row>
        <table:table-row table:style-name="ro3">
          <table:table-cell office:value-type="string">
            <text:p>Jump Register</text:p>
          </table:table-cell>
          <table:table-cell office:value-type="string">
            <text:p>jr rs</text:p>
          </table:table-cell>
          <table:table-cell office:value-type="string">
            <text:p>PC = rs</text:p>
          </table:table-cell>
          <table:table-cell office:value-type="string">
            <text:p>Peut-être inutile</text:p>
          </table:table-cell>
          <table:table-cell office:value-type="string">
            <text:p>RI</text:p>
          </table:table-cell>
          <table:table-cell office:value-type="string">
            <text:p>0001</text:p>
          </table:table-cell>
        </table:table-row>
        <table:table-row table:style-name="ro3">
          <table:table-cell office:value-type="string">
            <text:p>Jump And Link</text:p>
          </table:table-cell>
          <table:table-cell office:value-type="string">
            <text:p>jal addr</text:p>
          </table:table-cell>
          <table:table-cell office:value-type="string">
            <text:p>$ra = PC+8 ; PC = addr</text:p>
          </table:table-cell>
          <table:table-cell office:value-type="string">
            <text:p>Peut-être inutile</text:p>
          </table:table-cell>
          <table:table-cell office:value-type="string">
            <text:p>I</text:p>
          </table:table-cell>
          <table:table-cell office:value-type="string">
            <text:p>1011</text:p>
          </table:table-cell>
        </table:table-row>
        <table:table-row table:style-name="ro3">
          <table:table-cell office:value-type="string">
            <text:p>Jump and Link Register</text:p>
          </table:table-cell>
          <table:table-cell office:value-type="string">
            <text:p>jalr rs</text:p>
          </table:table-cell>
          <table:table-cell office:value-type="string">
            <text:p>$ra = PC+8 ; PC = rs</text:p>
          </table:table-cell>
          <table:table-cell office:value-type="string">
            <text:p>Peut-être inutile</text:p>
          </table:table-cell>
          <table:table-cell office:value-type="string">
            <text:p>RI</text:p>
          </table:table-cell>
          <table:table-cell office:value-type="string">
            <text:p>0101</text:p>
          </table:table-cell>
        </table:table-row>
        <table:table-row table:style-name="ro4">
          <table:table-cell table:number-columns-repeated="6"/>
        </table:table-row>
        <table:table-row table:style-name="ro2">
          <table:table-cell table:style-name="ce2" office:value-type="string" table:number-columns-spanned="3" table:number-rows-spanned="1">
            <text:p>Arithmétique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office:value-type="string">
            <text:p>Load Immediate</text:p>
          </table:table-cell>
          <table:table-cell office:value-type="string">
            <text:p>li rd imm</text:p>
          </table:table-cell>
          <table:table-cell office:value-type="string">
            <text:p>rd = imm</text:p>
          </table:table-cell>
          <table:table-cell table:style-name="ce3" office:value-type="string">
            <text:p>Habituellement une pseudoinstruction, mais on peut le faire en une instruction en imposant que imm soit relativement petit.</text:p>
          </table:table-cell>
          <table:table-cell office:value-type="string">
            <text:p>RI</text:p>
          </table:table-cell>
          <table:table-cell office:value-type="string">
            <text:p>0100</text:p>
          </table:table-cell>
        </table:table-row>
        <table:table-row table:style-name="ro3">
          <table:table-cell office:value-type="string">
            <text:p>Increment</text:p>
          </table:table-cell>
          <table:table-cell office:value-type="string">
            <text:p>incr rs rd</text:p>
          </table:table-cell>
          <table:table-cell office:value-type="string">
            <text:p>rd = rs + 1</text:p>
          </table:table-cell>
          <table:table-cell/>
          <table:table-cell office:value-type="string">
            <text:p>RR</text:p>
          </table:table-cell>
          <table:table-cell office:value-type="string">
            <text:p>1101</text:p>
          </table:table-cell>
        </table:table-row>
        <table:table-row table:style-name="ro3">
          <table:table-cell office:value-type="string">
            <text:p>Modulo 4</text:p>
          </table:table-cell>
          <table:table-cell office:value-type="string">
            <text:p>modf rs rd</text:p>
          </table:table-cell>
          <table:table-cell office:value-type="string">
            <text:p>rd = rs mod 4</text:p>
          </table:table-cell>
          <table:table-cell/>
          <table:table-cell office:value-type="string">
            <text:p>RR</text:p>
          </table:table-cell>
          <table:table-cell office:value-type="string">
            <text:p>1100</text:p>
          </table:table-cell>
        </table:table-row>
        <table:table-row table:style-name="ro3">
          <table:table-cell office:value-type="string">
            <text:p>Load Big Immediate</text:p>
          </table:table-cell>
          <table:table-cell office:value-type="string">
            <text:p>lbi bimm</text:p>
          </table:table-cell>
          <table:table-cell office:value-type="string">
            <text:p>$k0 = bimm</text:p>
          </table:table-cell>
          <table:table-cell office:value-type="string">
            <text:p>Pour stocker la fréquence du quartz, il faut 11 bits en 1024Hz</text:p>
          </table:table-cell>
          <table:table-cell office:value-type="string">
            <text:p>I</text:p>
          </table:table-cell>
          <table:table-cell office:value-type="string">
            <text:p>1000</text:p>
          </table:table-cell>
        </table:table-row>
        <table:table-row table:style-name="ro6">
          <table:table-cell table:number-columns-repeated="6"/>
        </table:table-row>
        <table:table-row table:style-name="ro3">
          <table:table-cell table:style-name="ce2" office:value-type="string" table:number-columns-spanned="3" table:number-rows-spanned="1">
            <text:p>Communication avec les entrées et sorties de la netlist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office:value-type="string">
            <text:p>Load Input</text:p>
          </table:table-cell>
          <table:table-cell office:value-type="string">
            <text:p>lin rd imm</text:p>
          </table:table-cell>
          <table:table-cell office:value-type="string">
            <text:p>rd = entrée n° imm du circuit</text:p>
          </table:table-cell>
          <table:table-cell/>
          <table:table-cell office:value-type="string">
            <text:p>RI</text:p>
          </table:table-cell>
          <table:table-cell office:value-type="string">
            <text:p>0000</text:p>
          </table:table-cell>
        </table:table-row>
        <table:table-row table:style-name="ro3">
          <table:table-cell office:value-type="string">
            <text:p>Send Digit</text:p>
          </table:table-cell>
          <table:table-cell office:value-type="string">
            <text:p>sd rs imm</text:p>
          </table:table-cell>
          <table:table-cell table:style-name="ce3" office:value-type="string" table:number-columns-spanned="2" table:number-rows-spanned="1">
            <text:p>envoie le contenu de rs à un Dec7, puis la représentation de chiffre obtenue à la sortie n° imm</text:p>
          </table:table-cell>
          <table:covered-table-cell/>
          <table:table-cell office:value-type="string">
            <text:p>RI</text:p>
          </table:table-cell>
          <table:table-cell office:value-type="string">
            <text:p>0110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3">
          <table:table-cell table:style-name="ce2" office:value-type="string">
            <text:p>Pseudoinstructions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5">
          <table:table-cell table:style-name="ce3" office:value-type="string">
            <text:p>Constant Branch On Equal Immediate </text:p>
          </table:table-cell>
          <table:table-cell office:value-type="string">
            <text:p>cbeqi rs imm</text:p>
          </table:table-cell>
          <table:table-cell office:value-type="string">
            <text:p>li $at imm ; cbeq rs $at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24/12/2014</text:date>, <text:time>11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Gallois-Wong</meta:initial-creator>
    <meta:creation-date>2014-12-11T22:23:38.40</meta:creation-date>
    <dc:date>2014-12-24T11:29:17.30</dc:date>
    <dc:creator>Raphaël Rieu-Helft</dc:creator>
    <meta:editing-duration>PT1H4M24S</meta:editing-duration>
    <meta:editing-cycles>9</meta:editing-cycles>
    <meta:generator>OpenOffice/4.1.1$Win32 OpenOffice.org_project/411m6$Build-9775</meta:generator>
    <meta:document-statistic meta:table-count="3" meta:cell-count="73" meta:object-count="0"/>
  </office:meta>
</office:document-meta>
</file>